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1e7" officeooo:paragraph-rsid="0005c1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os</text:p>
      <text:p text:style-name="P1">import numpy as np</text:p>
      <text:p text:style-name="P1">import tensorflow as tf</text:p>
      <text:p text:style-name="P1">import matplotlib.pyplot as plt</text:p>
      <text:p text:style-name="P1">import pandas as pd</text:p>
      <text:p text:style-name="P1">import cv2;</text:p>
      <text:p text:style-name="P1">from sklearn.linear_model import LogisticRegression;</text:p>
      <text:p text:style-name="P1">import random as rand</text:p>
      <text:p text:style-name="P1">%matplotlib inline</text:p>
      <text:p text:style-name="P1"/>
      <text:p text:style-name="P1">from sklearn.decomposition import PCA</text:p>
      <text:p text:style-name="P1"/>
      <text:p text:style-name="P1">o = pd.read_csv("./Info.txt",delimiter=' ');</text:p>
      <text:p text:style-name="P1"/>
      <text:p text:style-name="P1">print("Tissue : ",o.tissue.unique())</text:p>
      <text:p text:style-name="P1">print("Abnormal : ",o.abnormal.unique())</text:p>
      <text:p text:style-name="P1">print("Severity : ",o.severity.unique())</text:p>
      <text:p text:style-name="P1"/>
      <text:p text:style-name="P1">print(o[o.Ref == "mdb005"].severity=='B')</text:p>
      <text:p text:style-name="P1"/>
      <text:p text:style-name="P1">print (os.getcwd())</text:p>
      <text:p text:style-name="P1">images = os.listdir("./input");</text:p>
      <text:p text:style-name="P1"/>
      <text:p text:style-name="P1">train_size = len(images)</text:p>
      <text:p text:style-name="P1"/>
      <text:p text:style-name="P1">APPROX = 10;</text:p>
      <text:p text:style-name="P1">count = 0</text:p>
      <text:p text:style-name="P1">pixel = 1024;</text:p>
      <text:p text:style-name="P1"/>
      <text:p text:style-name="P1">train_data_X = np.zeros((train_size,pixel,pixel))</text:p>
      <text:p text:style-name="P1">train_data_Y = np.zeros((train_size,3),dtype=np.float32)</text:p>
      <text:p text:style-name="P1"/>
      <text:p text:style-name="P1">for i in images:</text:p>
      <text:p text:style-name="P1"><text:s text:c="4"/>img = np.array(cv2.imread('./input/'+i,cv2.CV_8UC1));</text:p>
      <text:p text:style-name="P1"><text:s text:c="4"/>train_data_X[count]=img;</text:p>
      <text:p text:style-name="P1"><text:s text:c="4"/>if np.any(o[o.Ref == i[:-4]].severity=='M'):</text:p>
      <text:p text:style-name="P1"><text:s text:c="8"/>train_data_Y[count][2]=1;</text:p>
      <text:p text:style-name="P1"><text:s text:c="4"/>elif np.any(o[o.Ref == i[:-4]].severity=='B'):</text:p>
      <text:p text:style-name="P1"><text:s text:c="8"/>train_data_Y[count][1]=1;</text:p>
      <text:p text:style-name="P1"><text:s text:c="4"/>else:</text:p>
      <text:p text:style-name="P1"><text:s text:c="8"/>train_data_Y[count][0]=1;</text:p>
      <text:p text:style-name="P1"><text:s text:c="4"/>count = count+1;</text:p>
      <text:p text:style-name="P1"/>
      <text:p text:style-name="P1">print (train_data_X.shape)</text:p>
      <text:p text:style-name="P1">print (train_data_Y.shape)</text:p>
      <text:p text:style-name="P1">print (train_data_X.dtype)</text:p>
      <text:p text:style-name="P1"/>
      <text:p text:style-name="P1">#To cut the required part by considering a sum of rows and columns and filtering it by setting a threshold</text:p>
      <text:p text:style-name="P1">#column threshold cth</text:p>
      <text:p text:style-name="P1">cth = 1000;</text:p>
      <text:p text:style-name="P1">#rows threshold rth</text:p>
      <text:p text:style-name="P1"><text:soft-page-break/>rth = 1000;</text:p>
      <text:p text:style-name="P1"/>
      <text:p text:style-name="P1">#applying it to i th image</text:p>
      <text:p text:style-name="P1">i=25</text:p>
      <text:p text:style-name="P1">img = train_data_X[i];</text:p>
      <text:p text:style-name="P1">plt.imshow(img);</text:p>
      <text:p text:style-name="P1">plt.show()</text:p>
      <text:p text:style-name="P1">sumrow = np.sum(train_data_X[i], axis=1)</text:p>
      <text:p text:style-name="P1">sumcol = np.sum(train_data_X[i], axis=0)</text:p>
      <text:p text:style-name="P1">print(sumcol.shape)</text:p>
      <text:p text:style-name="P1">k=0</text:p>
      <text:p text:style-name="P1">new_img = [];</text:p>
      <text:p text:style-name="P1">for i in range(1024):</text:p>
      <text:p text:style-name="P1"><text:s text:c="4"/>if(sumcol[i]&gt;cth):</text:p>
      <text:p text:style-name="P1"><text:s text:c="8"/>new_img.append(img[:,i]);</text:p>
      <text:p text:style-name="P1"><text:s text:c="8"/>k=k+1;</text:p>
      <text:p text:style-name="P1">new_img = np.array(new_img);</text:p>
      <text:p text:style-name="P1">plt.imshow(new_img.T);</text:p>
      <text:p text:style-name="P1">plt.show()</text:p>
      <text:p text:style-name="P1">new_img2 = [];</text:p>
      <text:p text:style-name="P1">for i in range(1024):</text:p>
      <text:p text:style-name="P1"><text:s text:c="4"/>if(sumrow[i]&gt;rth):</text:p>
      <text:p text:style-name="P1"><text:s text:c="8"/>new_img2.append(new_img[:,i]);</text:p>
      <text:p text:style-name="P1"><text:s text:c="8"/>k=k+1;</text:p>
      <text:p text:style-name="P1"/>
      <text:p text:style-name="P1">plt.imshow(new_img2);</text:p>
      <text:p text:style-name="P1">plt.show()</text:p>
      <text:p text:style-name="P1"/>
      <text:p text:style-name="P1"/>
      <text:p text:style-name="P1">new_img2 = np.array(new_img2,dtype=np.uint8)</text:p>
      <text:p text:style-name="P1">#img = cv2.resize(new_img2,(1024,1024))</text:p>
      <text:p text:style-name="P1">img = new_img2;</text:p>
      <text:p text:style-name="P1">plt.imshow(img)</text:p>
      <text:p text:style-name="P1">plt.show()</text:p>
      <text:p text:style-name="P1">#print(img.max())</text:p>
      <text:p text:style-name="P1">ret, thresh = cv2.threshold(img,20,255,cv2.THRESH_BINARY)</text:p>
      <text:p text:style-name="P1"># You need to choose 4 or 8 for connectivity type</text:p>
      <text:p text:style-name="P1">connectivity = 8</text:p>
      <text:p text:style-name="P1"># Perform the operation</text:p>
      <text:p text:style-name="P1">output = cv2.connectedComponentsWithStats(thresh, connectivity,0)#cv2.CV_32S</text:p>
      <text:p text:style-name="P1"/>
      <text:p text:style-name="P1">x=0;</text:p>
      <text:p text:style-name="P1">coord = 0;</text:p>
      <text:p text:style-name="P1">print(output[2])</text:p>
      <text:p text:style-name="P1"/>
      <text:p text:style-name="P1">for i in output[2][1:]:</text:p>
      <text:p text:style-name="P1"><text:s text:c="4"/>if(i[4]&gt;x):</text:p>
      <text:p text:style-name="P1"><text:s text:c="8"/>x=i[4];</text:p>
      <text:p text:style-name="P1"><text:s text:c="8"/>coord = i;</text:p>
      <text:p text:style-name="P1">for i in output[2][2:]:</text:p>
      <text:p text:style-name="P1"><text:s text:c="4"/>new_img2[i[1]:i[1]+i[3],i[0]:i[2]+i[0]] = 0;</text:p>
      <text:p text:style-name="P1"><text:s text:c="8"/></text:p>
      <text:p text:style-name="P1"><text:soft-page-break/>plt.imshow(thresh)</text:p>
      <text:p text:style-name="P1">plt.show()</text:p>
      <text:p text:style-name="P1">plt.imshow(new_img2)</text:p>
      <text:p text:style-name="P1">plt.show()</text:p>
      <text:p text:style-name="P1"/>
      <text:p text:style-name="P1">print(output[2].shape)</text:p>
      <text:p text:style-name="P1">print(re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01:09:01.700695706</meta:creation-date>
    <dc:date>2017-05-24T01:11:10.274149709</dc:date>
    <meta:editing-duration>PT2M10S</meta:editing-duration>
    <meta:editing-cycles>1</meta:editing-cycles>
    <meta:document-statistic meta:table-count="0" meta:image-count="0" meta:object-count="0" meta:page-count="3" meta:paragraph-count="92" meta:word-count="248" meta:character-count="2340" meta:non-whitespace-character-count="2063"/>
    <meta:generator>LibreOffice/5.1.6.2$Linux_X86_64 LibreOffice_project/10m0$Build-2</meta:generator>
  </office:meta>
</office:document-meta>
</file>